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 Wright</text:p>
      <text:p text:style-name="P1">Software Development</text:p>
      <text:p text:style-name="P1">Project: Phase 1</text:p>
      <text:p text:style-name="P1"><text:tab/>As the phase began, Andrew and I decided that we would start with three main parts. The “backend” or different entities representing the state of the timeline, the gui, and the graphics (rendering of the timeline). As the project developed, we divided the project into five distinct parts, shown by the packages in the project. I ended up working mostly on the database, entities, and graphics packages while Andrew did most of the gui and model packages. </text:p>
      <text:p text:style-name="P1"/>
      <text:p text:style-name="P1">Databases: I have used sqlite in the past, and know its compatibility for Android, so I decided to use it for storing the timeline data. I was able to find a java library for accessing sqlite databases and used that and some tutorials off the Internet to construct the DBHelper class. A tricky part here was deciding how exactly to store the timelines in the database, and what the API should look like. Andrew and I decided that it would be best to remove and add each timeline whenever there was a change in its data so that the API would not be too difficult to implement. Improvement to this class could be done by creating methods to change specific parts of a timeline, and using each table's unique ID column to reference different objects (i.e. if the user changed the name of the timeline, we could still use the unique id to find it and switch the name). We decided that the best format for the database was to have a table for each timeline, and a single table timeline_info with information about each timeline (if you are interested, <text:s/>there is an sqlite3 command line tool that allows command line querying of the database, in addition to some add ons for Firefox with a GUI). Some items/bugs to note are that timeline and event names cannot have sqlite commands in their name, or else they will parse improperly (if the timeline name is 'DROP TABLE;' it will cause issues). There are some features of the java SQL library to help with this, but I was not able to get around to implementing this. This is the place that I used JUnit testing, because it allowed me to make sure that the database helper did exactly <text:soft-page-break/>what it's API said it would. Testing actually turned out to be decently difficult because each test changes the database, which is used in the next test. To counteract this, I tried to 'clean up' after each test by deleting anything I added to the database or vice versa.</text:p>
      <text:p text:style-name="P1"/>
      <text:p text:style-name="P1">Entities: The entities package was <text:s/>pretty straightforward. We had a Timeline class and a TLEvent abstract class with subclasses Duration and Atomic. The database had to keep track of all the information in these classes, and so we made sure to plan how they would be implemented before writing much database code. Testing these was easy (I think; Andrew wrote the test, not me), we just made sure that the different constructors and methods initialized and altered variables correctly. The classes weren't particularly complicated so we were easily able to implement it to the JUnit test's standards. </text:p>
      <text:p text:style-name="P1"/>
      <text:p text:style-name="P1">Graphics: For me, the graphics section was by far the most challenging and frustrating, I essentially spent most of the last two weeks of the project working only on this. I wanted to find a graphics library that was high level, and had a lot of customization options, so that if this project was worked on in the future there would be lots of capability for improvement. I started with a 2D gaming library for java, that was easy to put in Android and HTML5. After getting it to display a graphics window in the GUI however, I soon discovered (luckily before I started writing the actual timeline rendering part) that the only way to put it in Swing (our choice of GUI library) was to convert it to an AWT Canvas, which has issues with resizing and scrolling in Swing (something about being heavyweight and swing being lightweight). I started looking for another library, and settled on javafx because of its ability to be customized through css and its ability to be put inside a Swing GUI. Unfortunately I ran into issues with the object I was using (ListView) that were solvable, but only in the newest version of Java, which has not actually been released yet (Beta builds were available, but other people would not have them yet.) so again I had to change my strategy. I still used javafx, but used the Label object to render <text:soft-page-break/>everything, because it is easy to customize with css. I also did a poor, disorganized job writing the renderer the first time, and so had to spend a few hours one night refactoring it so I could understand it. <text:s/>By the time I had finished, there were only a few days left to finish the project, and so I was unable to actually implement any of the css and design I had wanted to. I did create TLEventLabel objects however, so that adding new event handlers and design would be easy in the future. Lessons learned from this portion were that not everything is compatible with everything else, take the extra time to write code cleanly the first time, and make sure that a library has the functionality you need before committing to using it. </text:p>
      <text:p text:style-name="P1"/>
      <text:p text:style-name="P1"><text:tab/>Overall I am very pleased with how these three packages turned out (and of course the other two), however there are lot of areas of improvement that I was hoping to work on, but was not able to because of obstacles and time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 </meta:initial-creator>
    <meta:creation-date>2014-02-15T20:20:03</meta:creation-date>
    <dc:date>2014-02-15T21:21:31</dc:date>
    <dc:creator>Josh </dc:creator>
    <meta:editing-duration>PT50M20S</meta:editing-duration>
    <meta:editing-cycles>95</meta:editing-cycles>
    <meta:generator>LibreOffice/3.5$Linux_X86_64 LibreOffice_project/350m1$Build-2</meta:generator>
    <meta:document-statistic meta:table-count="0" meta:image-count="0" meta:object-count="0" meta:page-count="3" meta:paragraph-count="8" meta:word-count="944" meta:character-count="5313" meta:non-whitespace-character-count="4369"/>
  </office:meta>
</office:document-meta>
</file>